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090">
            <text:p>A009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000.0">
            <text:p>46000.0</text:p>
          </table:table-cell>
          <table:table-cell office:value-type="float" office:value="5000.0">
            <text:p>5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7.5">
            <text:p>-67.5</text:p>
          </table:table-cell>
          <table:table-cell office:value-type="float" office:value="14.600000000000009">
            <text:p>14.600000000000009</text:p>
          </table:table-cell>
          <table:table-cell office:value-type="float" office:value="14.600000000000009">
            <text:p>14.600000000000009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0 ">
            <text:p>KM-20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300.0">
            <text:p>51300.0</text:p>
          </table:table-cell>
          <table:table-cell office:value-type="float" office:value="600.0">
            <text:p>600.0</text:p>
          </table:table-cell>
          <table:table-cell office:value-type="string" office:value="Acropora palifera     ">
            <text:p>Acropora palifer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4.66">
            <text:p>-84.66</text:p>
          </table:table-cell>
          <table:table-cell office:value-type="float" office:value="6.329999999999998">
            <text:p>6.329999999999998</text:p>
          </table:table-cell>
          <table:table-cell office:value-type="float" office:value="6.329999999999998">
            <text:p>6.329999999999998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1 ">
            <text:p>KM-21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5000.0">
            <text:p>65000.0</text:p>
          </table:table-cell>
          <table:table-cell office:value-type="float" office:value="900.0">
            <text:p>900.0</text:p>
          </table:table-cell>
          <table:table-cell office:value-type="string" office:value="Favidae               ">
            <text:p>Favidae      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0.09">
            <text:p>-80.09</text:p>
          </table:table-cell>
          <table:table-cell office:value-type="float" office:value="8.300000000000011">
            <text:p>8.300000000000011</text:p>
          </table:table-cell>
          <table:table-cell office:value-type="float" office:value="8.300000000000011">
            <text:p>8.300000000000011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3 ">
            <text:p>KM-23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700.0">
            <text:p>63700.0</text:p>
          </table:table-cell>
          <table:table-cell office:value-type="float" office:value="900.0">
            <text:p>900.0</text:p>
          </table:table-cell>
          <table:table-cell office:value-type="string" office:value="Acropora palifera     ">
            <text:p>Acropora palifer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2.49000000000001">
            <text:p>-92.49000000000001</text:p>
          </table:table-cell>
          <table:table-cell office:value-type="float" office:value="8.170000000000016">
            <text:p>8.170000000000016</text:p>
          </table:table-cell>
          <table:table-cell office:value-type="float" office:value="8.170000000000016">
            <text:p>8.170000000000016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7 ">
            <text:p>KM-27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500.0">
            <text:p>56500.0</text:p>
          </table:table-cell>
          <table:table-cell office:value-type="float" office:value="800.0">
            <text:p>800.0</text:p>
          </table:table-cell>
          <table:table-cell office:value-type="string" office:value="Caurastrea sp.        ">
            <text:p>Caur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0.08">
            <text:p>-90.08</text:p>
          </table:table-cell>
          <table:table-cell office:value-type="float" office:value="7.25">
            <text:p>7.25</text:p>
          </table:table-cell>
          <table:table-cell office:value-type="float" office:value="7.25">
            <text:p>7.25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7">
            <text:p>KS-3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000.0">
            <text:p>61000.0</text:p>
          </table:table-cell>
          <table:table-cell office:value-type="float" office:value="1000.0">
            <text:p>1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1.10000000000001">
            <text:p>-111.10000000000001</text:p>
          </table:table-cell>
          <table:table-cell office:value-type="float" office:value="8.100000000000009">
            <text:p>8.100000000000009</text:p>
          </table:table-cell>
          <table:table-cell office:value-type="float" office:value="8.100000000000009">
            <text:p>8.100000000000009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4">
            <text:p>KS-5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500.0">
            <text:p>64500.0</text:p>
          </table:table-cell>
          <table:table-cell office:value-type="float" office:value="1000.0">
            <text:p>10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9.1">
            <text:p>-119.1</text:p>
          </table:table-cell>
          <table:table-cell office:value-type="float" office:value="8.450000000000017">
            <text:p>8.450000000000017</text:p>
          </table:table-cell>
          <table:table-cell office:value-type="float" office:value="8.450000000000017">
            <text:p>8.450000000000017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6 ">
            <text:p>KS-56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2300.0">
            <text:p>52300.0</text:p>
          </table:table-cell>
          <table:table-cell office:value-type="float" office:value="800.0">
            <text:p>800.0</text:p>
          </table:table-cell>
          <table:table-cell office:value-type="string" office:value="Oulophyllia crispa    ">
            <text:p>Oulophyllia crispa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0.17999999999999">
            <text:p>-70.17999999999999</text:p>
          </table:table-cell>
          <table:table-cell office:value-type="float" office:value="10.143909502750898">
            <text:p>10.143909502750898</text:p>
          </table:table-cell>
          <table:table-cell office:value-type="float" office:value="10.143909502750898">
            <text:p>10.143909502750898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9 ">
            <text:p>KM-19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800.0">
            <text:p>61800.0</text:p>
          </table:table-cell>
          <table:table-cell office:value-type="float" office:value="1600.0">
            <text:p>1600.0</text:p>
          </table:table-cell>
          <table:table-cell office:value-type="string" office:value="Favia pallida         ">
            <text:p>Favia pallida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3.75999999999999">
            <text:p>-103.75999999999999</text:p>
          </table:table-cell>
          <table:table-cell office:value-type="float" office:value="9.380000000000024">
            <text:p>9.380000000000024</text:p>
          </table:table-cell>
          <table:table-cell office:value-type="float" office:value="9.380000000000024">
            <text:p>9.380000000000024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60 ">
            <text:p>KS-60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400.0">
            <text:p>61400.0</text:p>
          </table:table-cell>
          <table:table-cell office:value-type="float" office:value="800.0">
            <text:p>800.0</text:p>
          </table:table-cell>
          <table:table-cell office:value-type="string" office:value="Oulophyllia crispa    ">
            <text:p>Oulophyllia crispa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3.38">
            <text:p>-93.38</text:p>
          </table:table-cell>
          <table:table-cell office:value-type="float" office:value="8.133732230655257">
            <text:p>8.133732230655257</text:p>
          </table:table-cell>
          <table:table-cell office:value-type="float" office:value="8.133732230655257">
            <text:p>8.133732230655257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38">
            <text:p>OA03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000.0">
            <text:p>55000.0</text:p>
          </table:table-cell>
          <table:table-cell office:value-type="float" office:value="2000.0">
            <text:p>2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4.19999999999999">
            <text:p>-84.19999999999999</text:p>
          </table:table-cell>
          <table:table-cell office:value-type="float" office:value="9.500000000000014">
            <text:p>9.500000000000014</text:p>
          </table:table-cell>
          <table:table-cell office:value-type="float" office:value="9.500000000000014">
            <text:p>9.500000000000014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45">
            <text:p>OA04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8000.0">
            <text:p>38000.0</text:p>
          </table:table-cell>
          <table:table-cell office:value-type="float" office:value="2000.0">
            <text:p>20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1.199999999999996">
            <text:p>-51.199999999999996</text:p>
          </table:table-cell>
          <table:table-cell office:value-type="float" office:value="7.800000000000004">
            <text:p>7.800000000000004</text:p>
          </table:table-cell>
          <table:table-cell office:value-type="float" office:value="7.800000000000004">
            <text:p>7.800000000000004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0">
            <text:p>OA05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4000.0">
            <text:p>54000.0</text:p>
          </table:table-cell>
          <table:table-cell office:value-type="float" office:value="2000.0">
            <text:p>2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8.2">
            <text:p>-68.2</text:p>
          </table:table-cell>
          <table:table-cell office:value-type="float" office:value="9.400000000000006">
            <text:p>9.400000000000006</text:p>
          </table:table-cell>
          <table:table-cell office:value-type="float" office:value="9.400000000000006">
            <text:p>9.400000000000006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1">
            <text:p>OA05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000.0">
            <text:p>39000.0</text:p>
          </table:table-cell>
          <table:table-cell office:value-type="float" office:value="2000.0">
            <text:p>20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0.2">
            <text:p>-50.2</text:p>
          </table:table-cell>
          <table:table-cell office:value-type="float" office:value="7.900000000000006">
            <text:p>7.900000000000006</text:p>
          </table:table-cell>
          <table:table-cell office:value-type="float" office:value="7.900000000000006">
            <text:p>7.900000000000006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2">
            <text:p>OA05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4000.0">
            <text:p>54000.0</text:p>
          </table:table-cell>
          <table:table-cell office:value-type="float" office:value="4000.0">
            <text:p>4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8.4">
            <text:p>-68.4</text:p>
          </table:table-cell>
          <table:table-cell office:value-type="float" office:value="13.400000000000006">
            <text:p>13.400000000000006</text:p>
          </table:table-cell>
          <table:table-cell office:value-type="float" office:value="13.400000000000006">
            <text:p>13.400000000000006</text:p>
          </table:table-cell>
          <table:table-cell office:value-type="string" office:value="OmuraEtal2000,OmuraKonishi1970">
            <text:p>OmuraEtal2000,OmuraKonishi197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5">
            <text:p>OA05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000.0">
            <text:p>43000.0</text:p>
          </table:table-cell>
          <table:table-cell office:value-type="float" office:value="3000.0">
            <text:p>30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9.300000000000004">
            <text:p>-59.300000000000004</text:p>
          </table:table-cell>
          <table:table-cell office:value-type="float" office:value="10.300000000000004">
            <text:p>10.300000000000004</text:p>
          </table:table-cell>
          <table:table-cell office:value-type="float" office:value="10.300000000000004">
            <text:p>10.300000000000004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78">
            <text:p>OA07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000.0">
            <text:p>50000.0</text:p>
          </table:table-cell>
          <table:table-cell office:value-type="float" office:value="2000.0">
            <text:p>20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0.199999999999996">
            <text:p>-50.199999999999996</text:p>
          </table:table-cell>
          <table:table-cell office:value-type="float" office:value="9.000000000000007">
            <text:p>9.000000000000007</text:p>
          </table:table-cell>
          <table:table-cell office:value-type="float" office:value="9.000000000000007">
            <text:p>9.000000000000007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37">
            <text:p>OA03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2000.0">
            <text:p>42000.0</text:p>
          </table:table-cell>
          <table:table-cell office:value-type="float" office:value="3000.0">
            <text:p>30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6.3">
            <text:p>-56.3</text:p>
          </table:table-cell>
          <table:table-cell office:value-type="float" office:value="10.200000000000003">
            <text:p>10.200000000000003</text:p>
          </table:table-cell>
          <table:table-cell office:value-type="float" office:value="10.200000000000003">
            <text:p>10.200000000000003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121">
            <text:p>OA12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000.0">
            <text:p>50000.0</text:p>
          </table:table-cell>
          <table:table-cell office:value-type="float" office:value="3000.0">
            <text:p>30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0.30000000000001">
            <text:p>-90.30000000000001</text:p>
          </table:table-cell>
          <table:table-cell office:value-type="float" office:value="11.0">
            <text:p>11.0</text:p>
          </table:table-cell>
          <table:table-cell office:value-type="float" office:value="11.0">
            <text:p>11.0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7 ">
            <text:p>KM-17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4300.0">
            <text:p>54300.0</text:p>
          </table:table-cell>
          <table:table-cell office:value-type="float" office:value="700.0">
            <text:p>700.0</text:p>
          </table:table-cell>
          <table:table-cell office:value-type="string" office:value="Acropora palifera     ">
            <text:p>Acropora palifer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0.66999999999999">
            <text:p>-90.66999999999999</text:p>
          </table:table-cell>
          <table:table-cell office:value-type="float" office:value="6.8300000000000125">
            <text:p>6.8300000000000125</text:p>
          </table:table-cell>
          <table:table-cell office:value-type="float" office:value="6.8300000000000125">
            <text:p>6.8300000000000125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4 ">
            <text:p>KM-14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100.0">
            <text:p>56100.0</text:p>
          </table:table-cell>
          <table:table-cell office:value-type="float" office:value="900.0">
            <text:p>900.0</text:p>
          </table:table-cell>
          <table:table-cell office:value-type="string" office:value="Caurastrea sp.        ">
            <text:p>Caur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9.28999999999999">
            <text:p>-89.28999999999999</text:p>
          </table:table-cell>
          <table:table-cell office:value-type="float" office:value="7.410000000000011">
            <text:p>7.410000000000011</text:p>
          </table:table-cell>
          <table:table-cell office:value-type="float" office:value="7.410000000000011">
            <text:p>7.410000000000011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247">
            <text:p>A024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5000.0">
            <text:p>45000.0</text:p>
          </table:table-cell>
          <table:table-cell office:value-type="float" office:value="2000.0">
            <text:p>2000.0</text:p>
          </table:table-cell>
          <table:table-cell office:value-type="string" office:value="Porites">
            <text:p>Por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5.2">
            <text:p>-65.2</text:p>
          </table:table-cell>
          <table:table-cell office:value-type="float" office:value="8.5">
            <text:p>8.5</text:p>
          </table:table-cell>
          <table:table-cell office:value-type="float" office:value="8.5">
            <text:p>8.5</text:p>
          </table:table-cell>
          <table:table-cell office:value-type="string" office:value="OmuraEtal2000,Omura1988">
            <text:p>OmuraEtal2000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354">
            <text:p>A035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0400.0">
            <text:p>60400.0</text:p>
          </table:table-cell>
          <table:table-cell office:value-type="float" office:value="1600.0">
            <text:p>16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0.96000000000001">
            <text:p>-80.96000000000001</text:p>
          </table:table-cell>
          <table:table-cell office:value-type="float" office:value="9.240000000000009">
            <text:p>9.240000000000009</text:p>
          </table:table-cell>
          <table:table-cell office:value-type="float" office:value="9.240000000000009">
            <text:p>9.240000000000009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446">
            <text:p>A044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100.0">
            <text:p>49100.0</text:p>
          </table:table-cell>
          <table:table-cell office:value-type="float" office:value="600.0">
            <text:p>600.0</text:p>
          </table:table-cell>
          <table:table-cell office:value-type="string" office:value="Plesiastrea">
            <text:p>Ples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0.25999999999999">
            <text:p>-80.25999999999999</text:p>
          </table:table-cell>
          <table:table-cell office:value-type="float" office:value="6.110000000000014">
            <text:p>6.110000000000014</text:p>
          </table:table-cell>
          <table:table-cell office:value-type="float" office:value="6.110000000000014">
            <text:p>6.110000000000014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88">
            <text:p>AO08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3000.0">
            <text:p>3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7.3">
            <text:p>-77.3</text:p>
          </table:table-cell>
          <table:table-cell office:value-type="float" office:value="11.100000000000009">
            <text:p>11.100000000000009</text:p>
          </table:table-cell>
          <table:table-cell office:value-type="float" office:value="11.100000000000009">
            <text:p>11.100000000000009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91">
            <text:p>AO09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4000.0">
            <text:p>4000.0</text:p>
          </table:table-cell>
          <table:table-cell office:value-type="string" office:value="Goniastrea">
            <text:p>Gon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7.4">
            <text:p>-77.4</text:p>
          </table:table-cell>
          <table:table-cell office:value-type="float" office:value="13.099999999999994">
            <text:p>13.099999999999994</text:p>
          </table:table-cell>
          <table:table-cell office:value-type="float" office:value="13.099999999999994">
            <text:p>13.099999999999994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92">
            <text:p>AO09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1000.0">
            <text:p>41000.0</text:p>
          </table:table-cell>
          <table:table-cell office:value-type="float" office:value="4000.0">
            <text:p>4000.0</text:p>
          </table:table-cell>
          <table:table-cell office:value-type="string" office:value="Galaxea">
            <text:p>Galax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2.4">
            <text:p>-62.4</text:p>
          </table:table-cell>
          <table:table-cell office:value-type="float" office:value="12.100000000000001">
            <text:p>12.100000000000001</text:p>
          </table:table-cell>
          <table:table-cell office:value-type="float" office:value="12.100000000000001">
            <text:p>12.100000000000001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152">
            <text:p>AO15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000.0">
            <text:p>55000.0</text:p>
          </table:table-cell>
          <table:table-cell office:value-type="float" office:value="2000.0">
            <text:p>2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5.19999999999999">
            <text:p>-85.19999999999999</text:p>
          </table:table-cell>
          <table:table-cell office:value-type="float" office:value="9.500000000000014">
            <text:p>9.500000000000014</text:p>
          </table:table-cell>
          <table:table-cell office:value-type="float" office:value="9.500000000000014">
            <text:p>9.500000000000014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5 ">
            <text:p>KM-15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2400.0">
            <text:p>62400.0</text:p>
          </table:table-cell>
          <table:table-cell office:value-type="float" office:value="800.0">
            <text:p>800.0</text:p>
          </table:table-cell>
          <table:table-cell office:value-type="string" office:value="Goniastrea sp.        ">
            <text:p>Goni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4.38">
            <text:p>-84.38</text:p>
          </table:table-cell>
          <table:table-cell office:value-type="float" office:value="10.849682022990354">
            <text:p>10.849682022990354</text:p>
          </table:table-cell>
          <table:table-cell office:value-type="float" office:value="10.849682022990354">
            <text:p>10.849682022990354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350">
            <text:p>AO35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8200.0">
            <text:p>58200.0</text:p>
          </table:table-cell>
          <table:table-cell office:value-type="float" office:value="1700.0">
            <text:p>17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1.57000000000001">
            <text:p>-101.57000000000001</text:p>
          </table:table-cell>
          <table:table-cell office:value-type="float" office:value="9.220000000000013">
            <text:p>9.220000000000013</text:p>
          </table:table-cell>
          <table:table-cell office:value-type="float" office:value="9.220000000000013">
            <text:p>9.220000000000013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4">
            <text:p>DT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7300.0">
            <text:p>47300.0</text:p>
          </table:table-cell>
          <table:table-cell office:value-type="float" office:value="700.0">
            <text:p>7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6.67">
            <text:p>-76.67</text:p>
          </table:table-cell>
          <table:table-cell office:value-type="float" office:value="6.13000000000001">
            <text:p>6.13000000000001</text:p>
          </table:table-cell>
          <table:table-cell office:value-type="float" office:value="6.13000000000001">
            <text:p>6.13000000000001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5">
            <text:p>DT-0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700.0">
            <text:p>7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0.07">
            <text:p>-70.07</text:p>
          </table:table-cell>
          <table:table-cell office:value-type="float" office:value="6.500000000000014">
            <text:p>6.500000000000014</text:p>
          </table:table-cell>
          <table:table-cell office:value-type="float" office:value="6.500000000000014">
            <text:p>6.500000000000014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7">
            <text:p>DT-0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800.0">
            <text:p>50800.0</text:p>
          </table:table-cell>
          <table:table-cell office:value-type="float" office:value="800.0">
            <text:p>800.0</text:p>
          </table:table-cell>
          <table:table-cell office:value-type="string" office:value="Goniastrea">
            <text:p>Gon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9.68">
            <text:p>-69.68</text:p>
          </table:table-cell>
          <table:table-cell office:value-type="float" office:value="6.679999999999993">
            <text:p>6.679999999999993</text:p>
          </table:table-cell>
          <table:table-cell office:value-type="float" office:value="6.679999999999993">
            <text:p>6.679999999999993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1 ">
            <text:p>KM-01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200.0">
            <text:p>61200.0</text:p>
          </table:table-cell>
          <table:table-cell office:value-type="float" office:value="900.0">
            <text:p>900.0</text:p>
          </table:table-cell>
          <table:table-cell office:value-type="string" office:value="Montastorea curta     ">
            <text:p>Montastorea curt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1.99000000000001">
            <text:p>-101.99000000000001</text:p>
          </table:table-cell>
          <table:table-cell office:value-type="float" office:value="7.9199999999999875">
            <text:p>7.9199999999999875</text:p>
          </table:table-cell>
          <table:table-cell office:value-type="float" office:value="7.9199999999999875">
            <text:p>7.9199999999999875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4 ">
            <text:p>KM-04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200.0">
            <text:p>66200.0</text:p>
          </table:table-cell>
          <table:table-cell office:value-type="float" office:value="900.0">
            <text:p>900.0</text:p>
          </table:table-cell>
          <table:table-cell office:value-type="string" office:value="Favia sp.             ">
            <text:p>Favia sp.    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7.49000000000001">
            <text:p>-67.49000000000001</text:p>
          </table:table-cell>
          <table:table-cell office:value-type="float" office:value="8.420000000000016">
            <text:p>8.420000000000016</text:p>
          </table:table-cell>
          <table:table-cell office:value-type="float" office:value="8.420000000000016">
            <text:p>8.420000000000016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5 ">
            <text:p>KM-05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600.0">
            <text:p>67600.0</text:p>
          </table:table-cell>
          <table:table-cell office:value-type="float" office:value="1000.0">
            <text:p>1000.0</text:p>
          </table:table-cell>
          <table:table-cell office:value-type="string" office:value="Favia sp.             ">
            <text:p>Favia sp.    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8.29999999999998">
            <text:p>-118.29999999999998</text:p>
          </table:table-cell>
          <table:table-cell office:value-type="float" office:value="8.76000000000002">
            <text:p>8.76000000000002</text:p>
          </table:table-cell>
          <table:table-cell office:value-type="float" office:value="8.76000000000002">
            <text:p>8.76000000000002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3 ">
            <text:p>KM-13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4900.0">
            <text:p>74900.0</text:p>
          </table:table-cell>
          <table:table-cell office:value-type="float" office:value="900.0">
            <text:p>900.0</text:p>
          </table:table-cell>
          <table:table-cell office:value-type="string" office:value="Favia speciosa        ">
            <text:p>Favia speciosa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2.89000000000001">
            <text:p>-92.89000000000001</text:p>
          </table:table-cell>
          <table:table-cell office:value-type="float" office:value="9.29000000000002">
            <text:p>9.29000000000002</text:p>
          </table:table-cell>
          <table:table-cell office:value-type="float" office:value="9.29000000000002">
            <text:p>9.29000000000002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351 ">
            <text:p>AO351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800.0">
            <text:p>67800.0</text:p>
          </table:table-cell>
          <table:table-cell office:value-type="float" office:value="2000.0">
            <text:p>2000.0</text:p>
          </table:table-cell>
          <table:table-cell office:value-type="string" office:value="Cyphastrea sp.        ">
            <text:p>Cyph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0.8">
            <text:p>-70.8</text:p>
          </table:table-cell>
          <table:table-cell office:value-type="float" office:value="10.780000000000015">
            <text:p>10.780000000000015</text:p>
          </table:table-cell>
          <table:table-cell office:value-type="float" office:value="10.780000000000015">
            <text:p>10.780000000000015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122">
            <text:p>OA12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2000.0">
            <text:p>2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2.2">
            <text:p>-92.2</text:p>
          </table:table-cell>
          <table:table-cell office:value-type="float" office:value="9.100000000000009">
            <text:p>9.100000000000009</text:p>
          </table:table-cell>
          <table:table-cell office:value-type="float" office:value="9.100000000000009">
            <text:p>9.100000000000009</text:p>
          </table:table-cell>
          <table:table-cell office:value-type="string" office:value="OmuraEtal2000,KonishiEtal1974">
            <text:p>OmuraEtal2000,KonishiEtal19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